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2.0047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User Study 1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lement</text:p>
          </table:table-cell>
          <table:table-cell office:value-type="string">
            <text:p>Average Understanding</text:p>
          </table:table-cell>
          <table:table-cell office:value-type="string">
            <text:p>Individual Understandi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ulti Mouse</text:p>
          </table:table-cell>
          <table:table-cell office:value-type="float" office:value="8.83333333333333">
            <text:p>8.833333333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8">
            <text:p>8</text:p>
          </table:table-cell>
        </table:table-row>
        <table:table-row table:style-name="ro2">
          <table:table-cell/>
          <table:table-cell office:value-type="string">
            <text:p>PolyButton</text:p>
          </table:table-cell>
          <table:table-cell office:value-type="float" office:value="8.83333333333333">
            <text:p>8.8333333333</text:p>
          </table:table-cell>
          <table:table-cell table:number-columns-repeated="2"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Trash Can</text:p>
          </table:table-cell>
          <table:table-cell office:value-type="float" office:value="7.66666666666667">
            <text:p>7.66666666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Effects</text:p>
          </table:table-cell>
          <table:table-cell office:value-type="float" office:value="7.4">
            <text:p>7.4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Tracks</text:p>
          </table:table-cell>
          <table:table-cell office:value-type="float" office:value="9.33333333333333">
            <text:p>9.3333333333</text:p>
          </table:table-cell>
          <table:table-cell table:number-columns-repeated="2"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Recording</text:p>
          </table:table-cell>
          <table:table-cell office:value-type="float" office:value="9.2">
            <text:p>9.2</text:p>
          </table:table-cell>
          <table:table-cell office:value-type="float" office:value="10">
            <text:p>10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>
            <text:p>User Study 2</text:p>
          </table:table-cell>
          <table:table-cell office:value-type="string">
            <text:p>Category</text:p>
          </table:table-cell>
          <table:table-cell table:number-columns-repeated="7"/>
        </table:table-row>
        <table:table-row table:style-name="ro1">
          <table:table-cell office:value-type="string">
            <text:p>Previous Experience</text:p>
          </table:table-cell>
          <table:table-cell/>
          <table:table-cell office:value-type="string">
            <text:p>User 1</text:p>
          </table:table-cell>
          <table:table-cell office:value-type="string">
            <text:p>User 2</text:p>
          </table:table-cell>
          <table:table-cell office:value-type="string">
            <text:p>User 3</text:p>
          </table:table-cell>
          <table:table-cell office:value-type="string">
            <text:p>User 4</text:p>
          </table:table-cell>
          <table:table-cell office:value-type="string">
            <text:p>User 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igital Audio Workstation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dio/Music Recording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ic Composi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ic Theory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usic Performanc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.5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age Editing Softwar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deo Editing Softwar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mplex User Interface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Average Experience Level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8">
            <text:p>1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4">
            <text:p>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8">
            <text:p>2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7">
            <text:p>2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.4">
            <text:p>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.4">
            <text:p>1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7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shapes>
          <draw:frame draw:z-index="0" draw:style-name="gr1" svg:width="6.1047in" svg:height="4.6488in" svg:x="0in" svg:y="0in">
            <draw:object draw:notify-on-update-of-ranges="Sheet1.B3:Sheet1.B8 Sheet1.C3:Sheet1.C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shapes>
          <draw:frame draw:z-index="0" draw:style-name="gr1" svg:width="6.2988in" svg:height="4.474in" svg:x="0.0004in" svg:y="0.0004in">
            <draw:object draw:notify-on-update-of-ranges="Sheet1.B15:Sheet1.B22 Sheet1.B27:Sheet1.B3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Sheet4" table:style-name="ta1">
        <table:shapes>
          <draw:frame draw:z-index="0" draw:style-name="gr1" svg:width="6.2988in" svg:height="6.7748in" svg:x="0in" svg:y="0in">
            <draw:object draw:notify-on-update-of-ranges="Sheet1.B15:Sheet1.B22 Sheet1.C14:Sheet1.C14 Sheet1.C15:Sheet1.C22 Sheet1.D14:Sheet1.D14 Sheet1.D15:Sheet1.D22 Sheet1.E14:Sheet1.E14 Sheet1.E15:Sheet1.E22 Sheet1.F14:Sheet1.F14 Sheet1.F15:Sheet1.F22 Sheet1.G14:Sheet1.G14 Sheet1.G15:Sheet1.G2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11:51:17</meta:creation-date>
    <dc:date>2013-07-07T22:21:31</dc:date>
    <meta:editing-duration>PT1M53S</meta:editing-duration>
    <meta:editing-cycles>2</meta:editing-cycles>
    <meta:generator>LibreOffice/3.5$Linux_X86_64 LibreOffice_project/350m1$Build-2</meta:generator>
    <meta:document-statistic meta:table-count="4" meta:cell-count="1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507cm" svg:height="11.809cm" xlink:href=".." xlink:type="simple" chart:class="chart:bar" chart:style-name="ch1">
        <chart:title svg:x="3.172cm" svg:y="0.372cm" chart:style-name="ch2">
          <text:p>Average Understanding of Interface Elements</text:p>
        </chart:title>
        <chart:plot-area chart:style-name="ch3" table:cell-range-address="Sheet1.B3:Sheet1.C8" chart:data-source-has-labels="column" svg:x="1.321cm" svg:y="1.859cm" svg:width="13.566cm" svg:height="8.733cm">
          <chartooo:coordinate-region svg:x="3.451cm" svg:y="1.859cm" svg:width="11.249cm" svg:height="8.086cm"/>
          <chart:axis chart:dimension="x" chart:name="primary-x" chart:style-name="ch4" chartooo:axis-type="auto">
            <chartooo:date-scale/>
            <chart:title svg:x="0.451cm" svg:y="7.618cm" chart:style-name="ch5">
              <text:p>Interface Elements</text:p>
            </chart:title>
            <chart:categories table:cell-range-address="Sheet1.B3:Sheet1.B8"/>
          </chart:axis>
          <chart:axis chart:dimension="y" chart:name="primary-y" chart:style-name="ch6">
            <chart:title svg:x="5.533cm" svg:y="10.828cm" chart:style-name="ch7">
              <text:p>Self Assessed User Understanding</text:p>
            </chart:title>
            <chart:grid chart:style-name="ch8" chart:class="major"/>
          </chart:axis>
          <chart:series chart:style-name="ch9" chart:values-cell-range-address="Sheet1.C3:Sheet1.C8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Multi Mouse</text:p>
                <draw:g>
                  <svg:desc>Sheet1.B3:Sheet1.B8</svg:desc>
                </draw:g>
              </table:table-cell>
              <table:table-cell office:value-type="float" office:value="8.83333333333333">
                <text:p>8.83333333333333</text:p>
                <draw:g>
                  <svg:desc>Sheet1.C3:Sheet1.C8</svg:desc>
                </draw:g>
              </table:table-cell>
            </table:table-row>
            <table:table-row>
              <table:table-cell office:value-type="string">
                <text:p>PolyButton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Trash Can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Effects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Tracks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Recording</text:p>
              </table:table-cell>
              <table:table-cell office:value-type="float" office:value="9.2">
                <text:p>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1.365cm" xlink:href=".." xlink:type="simple" chart:class="chart:bar" chart:style-name="ch1">
        <chart:title svg:x="4.014cm" svg:y="0.363cm" chart:style-name="ch2">
          <text:p>Average Levels of Previous Experience</text:p>
        </chart:title>
        <chart:plot-area chart:style-name="ch3" table:cell-range-address="Sheet1.B15:Sheet1.B22 Sheet1.B27:Sheet1.B34" chart:data-source-has-labels="column" svg:x="1.331cm" svg:y="1.823cm" svg:width="14.029cm" svg:height="8.334cm">
          <chartooo:coordinate-region svg:x="5.63cm" svg:y="1.823cm" svg:width="9.49cm" svg:height="7.687cm"/>
          <chart:axis chart:dimension="x" chart:name="primary-x" chart:style-name="ch4" chartooo:axis-type="auto">
            <chartooo:date-scale/>
            <chart:title svg:x="0.451cm" svg:y="7.622cm" chart:style-name="ch5">
              <text:p>Subject of Experience</text:p>
            </chart:title>
            <chart:categories table:cell-range-address="Sheet1.B15:Sheet1.B22"/>
          </chart:axis>
          <chart:axis chart:dimension="y" chart:name="primary-y" chart:style-name="ch6">
            <chart:title svg:x="5.655cm" svg:y="10.384cm" chart:style-name="ch7">
              <text:p>User Assessed Levels of Experience</text:p>
            </chart:title>
            <chart:grid chart:style-name="ch8" chart:class="major"/>
          </chart:axis>
          <chart:series chart:style-name="ch9" chart:values-cell-range-address="Sheet1.B27:Sheet1.B34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Digital Audio Workstations</text:p>
                <draw:g>
                  <svg:desc>Sheet1.B15:Sheet1.B22</svg:desc>
                </draw:g>
              </table:table-cell>
              <table:table-cell office:value-type="float" office:value="1.8">
                <text:p>1.8</text:p>
                <draw:g>
                  <svg:desc>Sheet1.B27:Sheet1.B34</svg:desc>
                </draw:g>
              </table:table-cell>
            </table:table-row>
            <table:table-row>
              <table:table-cell office:value-type="string">
                <text:p>Audio/Music Recording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usic Composition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Music Theory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Music Performance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Image Editing Software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Video Editing Software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Complex User Interfac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17.209cm" xlink:href=".." xlink:type="simple" chart:class="chart:bar" chart:style-name="ch1">
        <chart:title svg:x="4.9cm" svg:y="0.48cm" chart:style-name="ch2">
          <text:p>Levels of Previous Experience</text:p>
        </chart:title>
        <chart:subtitle svg:x="5.152cm" svg:y="1.603cm" chart:style-name="ch3">
          <text:p>Results for Each Individual User</text:p>
        </chart:subtitle>
        <chart:legend chart:legend-position="end" svg:x="14.24cm" svg:y="7.309cm" style:legend-expansion="high" chart:style-name="ch4"/>
        <chart:plot-area chart:style-name="ch5" table:cell-range-address="Sheet1.B14:Sheet1.G22" chart:data-source-has-labels="both" svg:x="1.331cm" svg:y="2.974cm" svg:width="12.269cm" svg:height="12.91cm">
          <chartooo:coordinate-region svg:x="5.63cm" svg:y="2.974cm" svg:width="7.876cm" svg:height="12.263cm"/>
          <chart:axis chart:dimension="x" chart:name="primary-x" chart:style-name="ch6" chartooo:axis-type="auto">
            <chartooo:date-scale/>
            <chart:title svg:x="0.451cm" svg:y="11.061cm" chart:style-name="ch7">
              <text:p>Subject of Experience</text:p>
            </chart:title>
            <chart:categories table:cell-range-address="Sheet1.B15:Sheet1.B22"/>
          </chart:axis>
          <chart:axis chart:dimension="y" chart:name="primary-y" chart:style-name="ch8">
            <chart:title svg:x="4.775cm" svg:y="16.228cm" chart:style-name="ch9">
              <text:p>User Assessed Levels of Experience</text:p>
            </chart:title>
            <chart:grid chart:style-name="ch10" chart:class="major"/>
          </chart:axis>
          <chart:series chart:style-name="ch11" chart:values-cell-range-address="Sheet1.C15:Sheet1.C22" chart:label-cell-address="Sheet1.C14:Sheet1.C14" chart:class="chart:bar">
            <chart:data-point chart:repeated="8"/>
          </chart:series>
          <chart:series chart:style-name="ch12" chart:values-cell-range-address="Sheet1.D15:Sheet1.D22" chart:label-cell-address="Sheet1.D14:Sheet1.D14" chart:class="chart:bar">
            <chart:data-point chart:repeated="8"/>
          </chart:series>
          <chart:series chart:style-name="ch13" chart:values-cell-range-address="Sheet1.E15:Sheet1.E22" chart:label-cell-address="Sheet1.E14:Sheet1.E14" chart:class="chart:bar">
            <chart:data-point chart:repeated="8"/>
          </chart:series>
          <chart:series chart:style-name="ch14" chart:values-cell-range-address="Sheet1.F15:Sheet1.F22" chart:label-cell-address="Sheet1.F14:Sheet1.F14" chart:class="chart:bar">
            <chart:data-point chart:repeated="8"/>
          </chart:series>
          <chart:series chart:style-name="ch15" chart:values-cell-range-address="Sheet1.G15:Sheet1.G22" chart:label-cell-address="Sheet1.G14:Sheet1.G14" chart:class="chart:bar">
            <chart:data-point chart:repeated="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1</text:p>
                <draw:g>
                  <svg:desc>Sheet1.C14:Sheet1.C14</svg:desc>
                </draw:g>
              </table:table-cell>
              <table:table-cell office:value-type="string">
                <text:p>User 2</text:p>
                <draw:g>
                  <svg:desc>Sheet1.D14:Sheet1.D14</svg:desc>
                </draw:g>
              </table:table-cell>
              <table:table-cell office:value-type="string">
                <text:p>User 3</text:p>
                <draw:g>
                  <svg:desc>Sheet1.E14:Sheet1.E14</svg:desc>
                </draw:g>
              </table:table-cell>
              <table:table-cell office:value-type="string">
                <text:p>User 4</text:p>
                <draw:g>
                  <svg:desc>Sheet1.F14:Sheet1.F14</svg:desc>
                </draw:g>
              </table:table-cell>
              <table:table-cell office:value-type="string">
                <text:p>User 5</text:p>
                <draw:g>
                  <svg:desc>Sheet1.G14:Sheet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gital Audio Workstations</text:p>
                <draw:g>
                  <svg:desc>Sheet1.B15:Sheet1.B22</svg:desc>
                </draw:g>
              </table:table-cell>
              <table:table-cell office:value-type="float" office:value="2">
                <text:p>2</text:p>
                <draw:g>
                  <svg:desc>Sheet1.C15:Sheet1.C22</svg:desc>
                </draw:g>
              </table:table-cell>
              <table:table-cell office:value-type="float" office:value="1">
                <text:p>1</text:p>
                <draw:g>
                  <svg:desc>Sheet1.D15:Sheet1.D22</svg:desc>
                </draw:g>
              </table:table-cell>
              <table:table-cell office:value-type="float" office:value="4">
                <text:p>4</text:p>
                <draw:g>
                  <svg:desc>Sheet1.E15:Sheet1.E22</svg:desc>
                </draw:g>
              </table:table-cell>
              <table:table-cell office:value-type="float" office:value="1">
                <text:p>1</text:p>
                <draw:g>
                  <svg:desc>Sheet1.F15:Sheet1.F22</svg:desc>
                </draw:g>
              </table:table-cell>
              <table:table-cell office:value-type="float" office:value="1">
                <text:p>1</text:p>
                <draw:g>
                  <svg:desc>Sheet1.G15:Sheet1.G22</svg:desc>
                </draw:g>
              </table:table-cell>
            </table:table-row>
            <table:table-row>
              <table:table-cell office:value-type="string">
                <text:p>Audio/Music Recording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 Compositio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usic Theory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usic Performance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Image Editing Software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Video Editing Software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plex User Interfaces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